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background-color="transparent" fo:padding-left="0cm" fo:padding-right="0cm" fo:padding-top="0.101cm" fo:padding-bottom="0.101cm" fo:border-left="0.05pt solid #dddddd" fo:border-right="none" fo:border-top="0.05pt solid #dddddd" fo:border-bottom="none">
        <style:background-image/>
      </style:table-cell-properties>
    </style:style>
    <style:style style:name="Tabla3.B1" style:family="table-cell">
      <style:table-cell-properties fo:background-color="transparent" fo:padding-left="0cm" fo:padding-right="0cm" fo:padding-top="0.101cm" fo:padding-bottom="0.101cm" fo:border-left="none" fo:border-right="0.05pt solid #dddddd" fo:border-top="0.05pt solid #dddddd" fo:border-bottom="none">
        <style:background-image/>
      </style:table-cell-properties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background-color="transparent" fo:padding-left="0cm" fo:padding-right="0cm" fo:padding-top="0.101cm" fo:padding-bottom="0.101cm" fo:border-left="0.05pt solid #dddddd" fo:border-right="none" fo:border-top="none" fo:border-bottom="none">
        <style:background-image/>
      </style:table-cell-properties>
    </style:style>
    <style:style style:name="Tabla3.B2" style:family="table-cell">
      <style:table-cell-properties style:vertical-align="middle" fo:background-color="transparent" fo:padding-left="0cm" fo:padding-right="0cm" fo:padding-top="0.101cm" fo:padding-bottom="0.101cm" fo:border-left="none" fo:border-right="0.05pt solid #dddddd" fo:border-top="none" fo:border-bottom="none">
        <style:background-image/>
      </style:table-cell-properties>
    </style:style>
    <style:style style:name="Tabla3.3" style:family="table-row">
      <style:table-row-properties style:min-row-height="0.49cm" fo:keep-together="always"/>
    </style:style>
    <style:style style:name="Tabla3.A3" style:family="table-cell">
      <style:table-cell-properties fo:background-color="transparent" fo:padding-left="0cm" fo:padding-right="0cm" fo:padding-top="0.101cm" fo:padding-bottom="0.101cm" fo:border-left="0.05pt solid #dddddd" fo:border-right="none" fo:border-top="none" fo:border-bottom="0.05pt solid #dddddd">
        <style:background-image/>
      </style:table-cell-properties>
    </style:style>
    <style:style style:name="Tabla3.B3" style:family="table-cell">
      <style:table-cell-properties fo:background-color="transparent" fo:padding-left="0cm" fo:padding-right="0cm" fo:padding-top="0.101cm" fo:padding-bottom="0.101cm" fo:border-left="none" fo:border-right="0.05pt solid #dddddd" fo:border-top="none" fo:border-bottom="0.05pt solid #dddddd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7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2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7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8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2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30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P31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2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P3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P3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style:font-name="Lucida Sans1" fo:font-size="14pt" style:font-size-asian="14pt" style:font-size-complex="14pt"/>
    </style:style>
    <style:style style:name="P3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style:font-size-asian="8pt" style:font-name-complex="Lucida Sans1" style:font-size-complex="8pt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12cm" fo:font-weight="normal" style:font-weight-asian="normal" style:font-weight-complex="normal"/>
    </style:style>
    <style:style style:name="T7" style:family="text">
      <style:text-properties style:text-position="-5% 100%" fo:letter-spacing="-0.012cm" fo:font-weight="bold" style:font-weight-asian="bold" style:font-weight-complex="bold"/>
    </style:style>
    <style:style style:name="T8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T10" style:family="text">
      <style:text-properties fo:color="#221f1f" style:font-name="Lucida Sans1" style:font-name-complex="Lucida Sans1"/>
    </style:style>
    <style:style style:name="T11" style:family="text">
      <style:text-properties fo:color="#221f1f" style:font-name="Lucida Sans1" fo:letter-spacing="-0.012cm" style:font-name-complex="Lucida Sans1"/>
    </style:style>
    <style:style style:name="T12" style:family="text">
      <style:text-properties fo:color="#221f1f" style:text-position="-5% 100%"/>
    </style:style>
    <style:style style:name="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14" style:family="text">
      <style:text-properties fo:color="#221f1f" style:text-position="-5% 100%" fo:letter-spacing="-0.007cm" fo:font-weight="normal" style:font-weight-asian="normal" style:font-weight-complex="normal"/>
    </style:style>
    <style:style style:name="T15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T16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T17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18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T19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T20" style:family="text">
      <style:text-properties fo:color="#221f1f" style:text-position="-5% 100%" fo:font-weight="normal" style:font-weight-asian="normal" style:font-weight-complex="normal"/>
    </style:style>
    <style:style style:name="T21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T22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T23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T24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T26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T29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T30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T31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T32" style:family="text">
      <style:text-properties fo:color="#221f1f" fo:letter-spacing="-0.007cm" fo:font-style="normal" style:font-style-asian="normal" style:font-name-complex="Lucida Sans1" style:font-style-complex="normal"/>
    </style:style>
    <style:style style:name="T33" style:family="text">
      <style:text-properties fo:color="#221f1f" fo:letter-spacing="-0.007cm" fo:font-style="normal" style:font-style-asian="normal" style:font-style-complex="normal"/>
    </style:style>
    <style:style style:name="T34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35" style:family="text">
      <style:text-properties fo:color="#221f1f" fo:letter-spacing="-0.007cm" fo:font-style="normal" style:text-underline-style="none" style:font-style-asian="normal" style:font-style-complex="normal"/>
    </style:style>
    <style:style style:name="T36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T37" style:family="text">
      <style:text-properties fo:color="#221f1f" fo:letter-spacing="-0.007cm" fo:font-weight="bold" style:font-weight-asian="bold" style:font-name-complex="Lucida Sans1" style:font-weight-complex="bold"/>
    </style:style>
    <style:style style:name="T38" style:family="text">
      <style:text-properties fo:color="#221f1f" style:font-name-complex="Lucida Sans1"/>
    </style:style>
    <style:style style:name="T39" style:family="text">
      <style:text-properties fo:color="#221f1f" fo:letter-spacing="-0.012cm" style:font-name-complex="Lucida Sans1"/>
    </style:style>
    <style:style style:name="T40" style:family="text">
      <style:text-properties fo:color="#221f1f" fo:letter-spacing="-0.014cm" fo:font-weight="bold" style:font-weight-asian="bold" style:font-name-complex="Lucida Sans1" style:font-weight-complex="bold"/>
    </style:style>
    <style:style style:name="T41" style:family="text">
      <style:text-properties fo:color="#221f1f" fo:font-weight="normal" style:font-weight-asian="normal" style:font-name-complex="Lucida Sans1" style:font-weight-complex="normal"/>
    </style:style>
    <style:style style:name="T42" style:family="text">
      <style:text-properties fo:color="#221f1f" fo:letter-spacing="-0.018cm" fo:font-weight="bold" style:font-weight-asian="bold" style:font-name-complex="Lucida Sans1" style:font-weight-complex="bold"/>
    </style:style>
    <style:style style:name="T43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T44" style:family="text">
      <style:text-properties fo:color="#221f1f" fo:letter-spacing="-0.028cm" fo:font-weight="bold" style:font-weight-asian="bold" style:font-name-complex="Lucida Sans1" style:font-weight-complex="bold"/>
    </style:style>
    <style:style style:name="T45" style:family="text">
      <style:text-properties style:text-position="-6% 100%" fo:font-style="normal" style:font-style-asian="normal" style:font-style-complex="normal"/>
    </style:style>
    <style:style style:name="T46" style:family="text">
      <style:text-properties fo:color="#000000" fo:letter-spacing="0.004cm" fo:font-style="normal" style:font-style-asian="normal" style:font-style-complex="normal"/>
    </style:style>
    <style:style style:name="T47" style:family="text">
      <style:text-properties fo:color="#000000" fo:letter-spacing="-0.007cm" fo:font-style="normal" style:font-style-asian="normal" style:font-style-complex="normal"/>
    </style:style>
    <style:style style:name="T48" style:family="text">
      <style:text-properties fo:color="#000000" style:text-position="-5% 100%" fo:letter-spacing="-0.007cm" fo:font-style="normal" style:font-style-asian="normal" style:font-style-complex="normal"/>
    </style:style>
    <style:style style:name="T49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T50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7" style:family="text">
      <style:text-properties style:text-underline-style="none"/>
    </style:style>
    <style:style style:name="T58" style:family="text">
      <style:text-properties fo:font-size="11pt" style:text-underline-style="none" style:font-size-asian="11pt" style:font-size-complex="11pt"/>
    </style:style>
    <style:style style:name="T59" style:family="text">
      <style:text-properties fo:color="#333333"/>
    </style:style>
    <style:style style:name="T6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9"><text:text-input text:description="&lt;for each=&quot;line in o.move_line_ids&quot;&gt;">For each line</text:text-input></text:p>
          </table:table-cell>
          <table:table-cell table:style-name="Tabla3.B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0"><text:text-input text:description="&lt;line.product_id.display_name&gt;">123456789012345678901234567890123045</text:text-input><text:span text:style-name="T60"><text:text-input text:description="&lt;if test=&quot;print_serial_number and line.lot_id&quot;&gt;">if</text:text-input></text:span><text:span text:style-name="T60"><text:s/>- </text:span><text:span text:style-name="T53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0"><text:text-input text:description="&lt;/if&gt;">end</text:text-input></text:span></text:p>
          </table:table-cell>
          <table:table-cell table:style-name="Tabla3.B2" office:value-type="string">
            <text:p text:style-name="P1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3" office:value-type="string">
            <text:p text:style-name="P51"><text:text-input text:description="&lt;/for&gt;">End For</text:text-input></text:p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51cm" fo:border="0.05pt solid #dddddd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51cm" fo:border-left="0.05pt solid #dddddd" fo:border-right="none" fo:border-top="0.05pt solid #dddddd" fo:border-bottom="none"/>
    </style:style>
    <style:style style:name="Tabla7.B1" style:family="table-cell">
      <style:table-cell-properties style:vertical-align="" fo:padding="0.051cm" fo:border-left="none" fo:border-right="0.05pt solid #dddddd" fo:border-top="0.05pt solid #dddddd" fo:border-bottom="0.05pt solid #dddddd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51cm" fo:border-left="0.05pt solid #dddddd" fo:border-right="none" fo:border-top="none" fo:border-bottom="0.05pt solid #dddddd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.051cm" fo:border-left="0.05pt solid #dddddd" fo:border-right="none" fo:border-top="0.05pt solid #dddddd" fo:border-bottom="0.05pt solid #dddddd"/>
    </style:style>
    <style:style style:name="Tabla1.B1" style:family="table-cell">
      <style:table-cell-properties style:vertical-align="middle" fo:padding="0.051cm" fo:border-left="none" fo:border-right="none" fo:border-top="0.05pt solid #dddddd" fo:border-bottom="0.05pt solid #dddddd"/>
    </style:style>
    <style:style style:name="Tabla1.C1" style:family="table-cell">
      <style:table-cell-properties style:vertical-align="middle" fo:padding="0.051cm" fo:border-left="none" fo:border-right="0.05pt solid #dddddd" fo:border-top="0.05pt solid #dddddd" fo:border-bottom="0.05pt solid #dddddd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#eeeeee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2.B1" style:family="table-cell">
      <style:table-cell-properties style:vertical-align="middle" fo:background-color="#eeeeee" fo:padding="0.051cm" fo:border-left="none" fo:border-right="none" fo:border-top="0.05pt solid #dddddd" fo:border-bottom="0.05pt solid #dddddd">
        <style:background-image/>
      </style:table-cell-properties>
    </style:style>
    <style:style style:name="Tabla2.C1" style:family="table-cell">
      <style:table-cell-properties style:vertical-align="middle" fo:background-color="#eeeeee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A2" style:family="table-cell">
      <style:table-cell-properties fo:background-color="transparent" fo:padding="0.051cm" fo:border="0.05pt solid #dddddd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51cm" fo:border-left="none" fo:border-right="none" fo:border-top="0.05pt solid #dddddd" fo:border-bottom="0.05pt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.A4" style:family="table-cell">
      <style:table-cell-properties style:vertical-align="middle" fo:background-color="transparent" fo:padding="0.051cm" fo:border="0.05pt solid #dddddd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MP1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0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MP22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2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MP25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MP26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9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MP30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P31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M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7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MT4" style:family="text">
      <style:text-properties fo:color="#221f1f" style:font-name="Lucida Sans1" style:font-name-complex="Lucida Sans1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style:font-style-asian="normal" style:font-style-complex="normal"/>
    </style:style>
    <style:style style:name="MT11" style:family="text">
      <style:text-properties fo:color="#000000" style:text-position="-5% 100%" fo:letter-spacing="-0.007cm" fo:font-style="normal" style:font-style-asian="normal" style:font-style-complex="normal"/>
    </style:style>
    <style:style style:name="MT12" style:family="text">
      <style:text-properties fo:color="#221f1f" style:font-name="Lucida Sans1" fo:letter-spacing="-0.012cm" style:font-name-complex="Lucida Sans1"/>
    </style:style>
    <style:style style:name="M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7cm" fo:font-style="normal" style:font-style-asian="normal" style:font-name-complex="Lucida Sans1" style:font-style-complex="normal"/>
    </style:style>
    <style:style style:name="MT18" style:family="text">
      <style:text-properties fo:color="#221f1f" style:font-name-complex="Lucida Sans1"/>
    </style:style>
    <style:style style:name="MT19" style:family="text">
      <style:text-properties fo:color="#221f1f" fo:letter-spacing="-0.012cm" style:font-name-complex="Lucida Sans1"/>
    </style:style>
    <style:style style:name="MT20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MT22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MT2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4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12cm" fo:font-weight="normal" style:font-weight-asian="normal" style:font-weight-complex="normal"/>
    </style:style>
    <style:style style:name="MT26" style:family="text">
      <style:text-properties style:text-position="-5% 100%" fo:letter-spacing="-0.012cm" fo:font-weight="bold" style:font-weight-asian="bold" style:font-weight-complex="bold"/>
    </style:style>
    <style:style style:name="MT2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2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MT29" style:family="text">
      <style:text-properties fo:color="#221f1f" fo:letter-spacing="-0.014cm" fo:font-weight="bold" style:font-weight-asian="bold" style:font-name-complex="Lucida Sans1" style:font-weight-complex="bold"/>
    </style:style>
    <style:style style:name="MT3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MT3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32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MT33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MT34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1" style:font-weight-complex="normal"/>
    </style:style>
    <style:style style:name="MT39" style:family="text">
      <style:text-properties fo:color="#221f1f" fo:letter-spacing="-0.018cm" fo:font-weight="bold" style:font-weight-asian="bold" style:font-name-complex="Lucida Sans1" style:font-weight-complex="bold"/>
    </style:style>
    <style:style style:name="MT40" style:family="text">
      <style:text-properties fo:color="#221f1f" fo:letter-spacing="-0.007cm" fo:font-weight="bold" style:font-weight-asian="bold" style:font-name-complex="Lucida Sans1" style:font-weight-complex="bold"/>
    </style:style>
    <style:style style:name="MT41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MT42" style:family="text">
      <style:text-properties fo:color="#221f1f" fo:letter-spacing="-0.028cm" fo:font-weight="bold" style:font-weight-asian="bold" style:font-name-complex="Lucida Sans1" style:font-weight-complex="bold"/>
    </style:style>
    <style:style style:name="MT4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MT4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MT45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MT46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MT47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MT48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MT49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MT50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7cm" fo:font-style="normal" style:font-style-asian="normal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7cm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<text:s/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<text:s/>- </text:span><text:span text:style-name="MT7"><text:placeholder text:placeholder-type="text">&lt;company.partner_id.state_id.name&gt;</text:placeholder></text:span><text:span text:style-name="MT7"><text:s/>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<text:s/>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<text:s/>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a2.B1" office:value-type="string">
              <text:p text:style-name="MP34"/>
            </table:table-cell>
            <table:table-cell table:style-name="Tabla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6T14:01:53.99</dc:date>
    <meta:editing-duration>P2DT18H46M48S</meta:editing-duration>
    <meta:editing-cycles>385</meta:editing-cycles>
    <meta:generator>LibreOffice/6.2.3.2$Windows_X86_64 LibreOffice_project/aecc05fe267cc68dde00352a451aa867b3b546ac</meta:generator>
    <dc:creator>Fabricio Donadio</dc:creator>
    <meta:document-statistic meta:table-count="6" meta:image-count="0" meta:object-count="0" meta:page-count="1" meta:paragraph-count="57" meta:word-count="268" meta:character-count="1781" meta:non-whitespace-character-count="1539"/>
  </office:meta>
</office:document-meta>
</file>